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5-08</text:p>
          </table:table-cell>
          <table:table-cell office:value-type="float" office:value="174318">
            <text:p>174318</text:p>
          </table:table-cell>
        </table:table-row>
        <table:table-row table:style-name="ro1">
          <table:table-cell office:value-type="string">
            <text:p>2020-05-07</text:p>
          </table:table-cell>
          <table:table-cell office:value-type="float" office:value="173040">
            <text:p>173040</text:p>
          </table:table-cell>
        </table:table-row>
        <table:table-row table:style-name="ro1">
          <table:table-cell office:value-type="string">
            <text:p>2020-05-06</text:p>
          </table:table-cell>
          <table:table-cell office:value-type="float" office:value="172465">
            <text:p>172465</text:p>
          </table:table-cell>
        </table:table-row>
        <table:table-row table:style-name="ro1">
          <table:table-cell office:value-type="string">
            <text:p>2020-05-05</text:p>
          </table:table-cell>
          <table:table-cell office:value-type="float" office:value="168935">
            <text:p>168935</text:p>
          </table:table-cell>
        </table:table-row>
        <table:table-row table:style-name="ro1">
          <table:table-cell office:value-type="string">
            <text:p>2020-05-04</text:p>
          </table:table-cell>
          <table:table-cell office:value-type="float" office:value="167886">
            <text:p>167886</text:p>
          </table:table-cell>
        </table:table-row>
        <table:table-row table:style-name="ro1">
          <table:table-cell office:value-type="string">
            <text:p>2020-05-03</text:p>
          </table:table-cell>
          <table:table-cell office:value-type="float" office:value="167272">
            <text:p>167272</text:p>
          </table:table-cell>
        </table:table-row>
        <table:table-row table:style-name="ro1">
          <table:table-cell office:value-type="string">
            <text:p>2020-05-02</text:p>
          </table:table-cell>
          <table:table-cell office:value-type="float" office:value="166976">
            <text:p>166976</text:p>
          </table:table-cell>
        </table:table-row>
        <table:table-row table:style-name="ro1">
          <table:table-cell office:value-type="string">
            <text:p>2020-05-01</text:p>
          </table:table-cell>
          <table:table-cell office:value-type="float" office:value="165764">
            <text:p>165764</text:p>
          </table:table-cell>
        </table:table-row>
        <table:table-row table:style-name="ro1">
          <table:table-cell office:value-type="string">
            <text:p>2020-04-30</text:p>
          </table:table-cell>
          <table:table-cell office:value-type="float" office:value="165764">
            <text:p>165764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65093">
            <text:p>165093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67605">
            <text:p>167605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64589">
            <text:p>164589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60847">
            <text:p>160847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60292">
            <text:p>160292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158636">
            <text:p>158636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157026">
            <text:p>157026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154715">
            <text:p>154715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156921">
            <text:p>156921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154188">
            <text:p>154188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51808">
            <text:p>151808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46906">
            <text:p>146906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46923">
            <text:p>146923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44944">
            <text:p>144944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32473">
            <text:p>132473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29257">
            <text:p>129257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24298">
            <text:p>124298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20633">
            <text:p>12063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93790">
            <text:p>93790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90676">
            <text:p>90676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86334">
            <text:p>86334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82048">
            <text:p>82048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78167">
            <text:p>78167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74390">
            <text:p>74390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70478">
            <text:p>70478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68605">
            <text:p>68605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64338">
            <text:p>64338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59105">
            <text:p>59105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56989">
            <text:p>56989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52128">
            <text:p>52128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44550">
            <text:p>44550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40174">
            <text:p>40174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37575">
            <text:p>37575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32964">
            <text:p>32964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29155">
            <text:p>29155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25233">
            <text:p>25233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22304">
            <text:p>22304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19856">
            <text:p>1985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16018">
            <text:p>16018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4282">
            <text:p>1428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2612">
            <text:p>12612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0871">
            <text:p>10871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9043">
            <text:p>9043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7652">
            <text:p>7652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6633">
            <text:p>6633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4499">
            <text:p>4499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4469">
            <text:p>4469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3661">
            <text:p>3661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30">
            <text:p>13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9.05.2020</text:date>, <text:time>22:0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2:01:46.87</meta:creation-date>
    <dc:date>2020-05-09T22:03:23.33</dc:date>
    <meta:editing-duration>PT1M36S</meta:editing-duration>
    <meta:editing-cycles>1</meta:editing-cycles>
    <meta:document-statistic meta:table-count="3" meta:cell-count="138" meta:object-count="0"/>
    <meta:generator>OpenOffice/4.1.2$Win32 OpenOffice.org_project/412m3$Build-9782</meta:generator>
  </office:meta>
</office:document-meta>
</file>